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29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Matrixing option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Desire 64 knobs</text:p>
          </table:table-cell>
          <table:table-cell table:number-columns-repeated="6"/>
          <table:table-cell office:value-type="string">
            <text:p>Uses 3k quantity pricing from digike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ux depth</text:p>
          </table:table-cell>
          <table:table-cell office:value-type="string">
            <text:p>Level 0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Ain consumed</text:p>
          </table:table-cell>
          <table:table-cell office:value-type="string">
            <text:p>Muxes used</text:p>
          </table:table-cell>
          <table:table-cell office:value-type="string">
            <text:p>Price/mux</text:p>
          </table:table-cell>
          <table:table-cell office:value-type="string">
            <text:p>total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table:formula="of:=[.C5]+[.D5]+[.E5]+[.F5]" office:value-type="float" office:value="60">
            <text:p>60</text:p>
          </table:table-cell>
          <table:table-cell table:style-name="ce1" office:value-type="currency" office:currency="USD" office:value="0.3">
            <text:p>$0.30</text:p>
          </table:table-cell>
          <table:table-cell table:formula="of:=[.I5]*[.H5]" office:value-type="currency" office:currency="USD" office:value="18">
            <text:p>$18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C6]+[.D6]+[.E6]+[.F6]" office:value-type="float" office:value="20">
            <text:p>20</text:p>
          </table:table-cell>
          <table:table-cell table:style-name="ce1" office:value-type="currency" office:currency="USD" office:value="0.23">
            <text:p>$0.23</text:p>
          </table:table-cell>
          <table:table-cell table:formula="of:=[.I6]*[.H6]" office:value-type="currency" office:currency="USD" office:value="4.6">
            <text:p>$4.60</text:p>
          </table:table-cell>
        </table:table-row>
        <table:table-row table:style-name="ro1">
          <table:table-cell/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C7]+[.D7]+[.E7]+[.F7]" office:value-type="float" office:value="9">
            <text:p>9</text:p>
          </table:table-cell>
          <table:table-cell table:style-name="ce1" office:value-type="currency" office:currency="USD" office:value="0.63">
            <text:p>$0.63</text:p>
          </table:table-cell>
          <table:table-cell table:formula="of:=[.I7]*[.H7]" office:value-type="currency" office:currency="USD" office:value="5.67">
            <text:p>$5.6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C8]+[.D8]+[.E8]+[.F8]" office:value-type="float" office:value="4">
            <text:p>4</text:p>
          </table:table-cell>
          <table:table-cell table:style-name="ce1" office:value-type="currency" office:currency="USD" office:value="3.5">
            <text:p>$3.50</text:p>
          </table:table-cell>
          <table:table-cell table:formula="of:=[.I8]*[.H8]" office:value-type="currency" office:currency="USD" office:value="14">
            <text:p>$14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C9]+[.D9]+[.E9]+[.F9]" office:value-type="float" office:value="2">
            <text:p>2</text:p>
          </table:table-cell>
          <table:table-cell table:style-name="ce1" office:value-type="currency" office:currency="USD" office:value="4.3">
            <text:p>$4.30</text:p>
          </table:table-cell>
          <table:table-cell table:formula="of:=[.I9]*[.H9]" office:value-type="currency" office:currency="USD" office:value="8.6">
            <text:p>$8.60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C10]+[.D10]+[.E10]+[.F10]" office:value-type="float" office:value="1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M74HC4052RM13TR</text:p>
          </table:table-cell>
          <table:table-cell/>
          <table:table-cell office:value-type="string">
            <text:p>Part 11141</text:p>
          </table:table-cell>
          <table:table-cell table:style-name="ce1" office:value-type="currency" office:currency="USD" office:value="0.09">
            <text:p>$0.09</text:p>
          </table:table-cell>
          <table:table-cell table:number-columns-repeated="5"/>
        </table:table-row>
      </table:table>
      <table:table table:name="2x8x2x2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>
            <text:p>CTRL</text:p>
          </table:table-cell>
          <table:table-cell table:number-columns-repeated="3"/>
          <table:table-cell office:value-type="string">
            <text:p>Analog inpu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vel 0</text:p>
          </table:table-cell>
          <table:table-cell/>
          <table:table-cell office:value-type="string">
            <text:p>Level 1</text:p>
          </table:table-cell>
          <table:table-cell/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string">
            <text:p>K00</text:p>
          </table:table-cell>
          <table:table-cell office:value-type="string">
            <text:p>K16</text:p>
          </table:table-cell>
          <table:table-cell office:value-type="string">
            <text:p>K32</text:p>
          </table:table-cell>
          <table:table-cell office:value-type="string">
            <text:p>K48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01</text:p>
          </table:table-cell>
          <table:table-cell office:value-type="string">
            <text:p>K17</text:p>
          </table:table-cell>
          <table:table-cell office:value-type="string">
            <text:p>K33</text:p>
          </table:table-cell>
          <table:table-cell office:value-type="string">
            <text:p>K49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02</text:p>
          </table:table-cell>
          <table:table-cell office:value-type="string">
            <text:p>K18</text:p>
          </table:table-cell>
          <table:table-cell office:value-type="string">
            <text:p>K34</text:p>
          </table:table-cell>
          <table:table-cell office:value-type="string">
            <text:p>K5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03</text:p>
          </table:table-cell>
          <table:table-cell office:value-type="string">
            <text:p>K19</text:p>
          </table:table-cell>
          <table:table-cell office:value-type="string">
            <text:p>K35</text:p>
          </table:table-cell>
          <table:table-cell office:value-type="string">
            <text:p>K5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4</text:p>
          </table:table-cell>
          <table:table-cell office:value-type="string">
            <text:p>K20</text:p>
          </table:table-cell>
          <table:table-cell office:value-type="string">
            <text:p>K36</text:p>
          </table:table-cell>
          <table:table-cell office:value-type="string">
            <text:p>K52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5</text:p>
          </table:table-cell>
          <table:table-cell office:value-type="string">
            <text:p>K21</text:p>
          </table:table-cell>
          <table:table-cell office:value-type="string">
            <text:p>K37</text:p>
          </table:table-cell>
          <table:table-cell office:value-type="string">
            <text:p>K53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6</text:p>
          </table:table-cell>
          <table:table-cell office:value-type="string">
            <text:p>K22</text:p>
          </table:table-cell>
          <table:table-cell office:value-type="string">
            <text:p>K38</text:p>
          </table:table-cell>
          <table:table-cell office:value-type="string">
            <text:p>K54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07</text:p>
          </table:table-cell>
          <table:table-cell office:value-type="string">
            <text:p>K23</text:p>
          </table:table-cell>
          <table:table-cell office:value-type="string">
            <text:p>K39</text:p>
          </table:table-cell>
          <table:table-cell office:value-type="string">
            <text:p>K5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08</text:p>
          </table:table-cell>
          <table:table-cell office:value-type="string">
            <text:p>K24</text:p>
          </table:table-cell>
          <table:table-cell office:value-type="string">
            <text:p>K40</text:p>
          </table:table-cell>
          <table:table-cell office:value-type="string">
            <text:p>K56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09</text:p>
          </table:table-cell>
          <table:table-cell office:value-type="string">
            <text:p>K25</text:p>
          </table:table-cell>
          <table:table-cell office:value-type="string">
            <text:p>K41</text:p>
          </table:table-cell>
          <table:table-cell office:value-type="string">
            <text:p>K57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10</text:p>
          </table:table-cell>
          <table:table-cell office:value-type="string">
            <text:p>K26</text:p>
          </table:table-cell>
          <table:table-cell office:value-type="string">
            <text:p>K42</text:p>
          </table:table-cell>
          <table:table-cell office:value-type="string">
            <text:p>K58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K11</text:p>
          </table:table-cell>
          <table:table-cell office:value-type="string">
            <text:p>K27</text:p>
          </table:table-cell>
          <table:table-cell office:value-type="string">
            <text:p>K43</text:p>
          </table:table-cell>
          <table:table-cell office:value-type="string">
            <text:p>K5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12</text:p>
          </table:table-cell>
          <table:table-cell office:value-type="string">
            <text:p>K28</text:p>
          </table:table-cell>
          <table:table-cell office:value-type="string">
            <text:p>K44</text:p>
          </table:table-cell>
          <table:table-cell office:value-type="string">
            <text:p>K60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K13</text:p>
          </table:table-cell>
          <table:table-cell office:value-type="string">
            <text:p>K29</text:p>
          </table:table-cell>
          <table:table-cell office:value-type="string">
            <text:p>K45</text:p>
          </table:table-cell>
          <table:table-cell office:value-type="string">
            <text:p>K6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K14</text:p>
          </table:table-cell>
          <table:table-cell office:value-type="string">
            <text:p>K30</text:p>
          </table:table-cell>
          <table:table-cell office:value-type="string">
            <text:p>K46</text:p>
          </table:table-cell>
          <table:table-cell office:value-type="string">
            <text:p>K62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  <table:table-cell office:value-type="string">
            <text:p>K15</text:p>
          </table:table-cell>
          <table:table-cell office:value-type="string">
            <text:p>K31</text:p>
          </table:table-cell>
          <table:table-cell office:value-type="string">
            <text:p>K47</text:p>
          </table:table-cell>
          <table:table-cell office:value-type="string">
            <text:p>K63</text:p>
          </table:table-cell>
        </table:table-row>
      </table:table>
      <table:table table:name="decode-summer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office:annotation office:display="true" draw:style-name="gr1" draw:text-style-name="P1" svg:width="9.7299in" svg:height="4.372in" svg:x="2.6614in" svg:y="0.6276in" draw:caption-point-x="-0.8874in" draw:caption-point-y="-0.2681in">
              <dc:date>2015-12-15T00:00:00</dc:date>
              <text:p text:style-name="P1">It starts with a 4:16 decoder.</text:p>
              <text:p text:style-name="P1"/>
              <text:p text:style-name="P1">One-hot outputs from the decoder turn on emitter follower transistors, as column select voltages.</text:p>
              <text:p text:style-name="P1">Each column has 3 pots and a switch.</text:p>
              <text:p text:style-name="P1">The wiper of each pot runs to an inverting summing amp, followed by a second inverting stage to de-invert it.</text:p>
              <text:p text:style-name="P1">Each amp runs to an ADC channel on the processor.</text:p>
              <text:p text:style-name="P1">It uses 5V and /-12V supplies, avoiding clipping and rail problems.</text:p>
              <text:p text:style-name="P1"/>
              <text:p text:style-name="P1">To answer the things we keep puzzling over:</text:p>
              <text:p text:style-name="P1"/>
              <text:p text:style-name="P1">It avoids the diode drops that a passive diode-max circuit would incur. <text:s/></text:p>
              <text:p text:style-name="P1">There's an intermediate point (between the inversions) that the voltage swings below ground.</text:p>
              <text:p text:style-name="P1">The one-hot &amp; opamp circuits effectively implement output = (15 * 0) + (V active channel).</text:p>
              <text:p text:style-name="P1">Channels don't interact because they're looking into the virtual earth of the inverting summer.</text:p>
              <text:p text:style-name="P1"/>
            </office:annotation>
            <text:p>Comm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12/15/2015</text:date>, <text:time>21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14S</meta:editing-duration>
    <meta:editing-cycles>6</meta:editing-cycles>
    <meta:generator>OpenOffice.org/3.4.1$Win32 OpenOffice.org_project/341m1$Build-9593</meta:generator>
    <dc:date>2015-12-15T21:48:11.64</dc:date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